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/>
    </style:style>
    <style:style style:name="P5" style:family="paragraph" style:parent-style-name="Standard">
      <style:paragraph-properties fo:text-align="center" style:justify-single-word="false"/>
      <style:text-properties fo:font-size="36pt" style:font-size-asian="36pt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text-properties fo:font-size="14pt" fo:font-style="italic" fo:font-weight="bold" fo:background-color="#ffff00" style:font-size-asian="14pt" style:font-style-asian="italic" style:font-weight-asian="bold"/>
    </style:style>
    <style:style style:name="P8" style:family="paragraph" style:parent-style-name="Standard">
      <style:text-properties fo:font-size="14pt" fo:background-color="#ffff00" style:font-size-asian="14pt"/>
    </style:style>
    <style:style style:name="P9" style:family="paragraph" style:parent-style-name="Standard">
      <style:text-properties officeooo:paragraph-rsid="001cd809"/>
    </style:style>
    <style:style style:name="P10" style:family="paragraph" style:parent-style-name="List_20_Paragraph">
      <style:text-properties fo:font-size="14pt" fo:background-color="transparent" style:font-size-asian="14pt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fo:font-size="14pt" fo:background-color="#ffff00" style:font-size-asian="14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/>
    </style:style>
    <style:style style:name="P13" style:family="paragraph" style:parent-style-name="Standard" style:list-style-name="L1">
      <style:text-properties officeooo:paragraph-rsid="001cd809"/>
    </style:style>
    <style:style style:name="P14" style:family="paragraph" style:parent-style-name="Standard" style:list-style-name="L1">
      <style:text-properties officeooo:rsid="001cd809" officeooo:paragraph-rsid="001cd809"/>
    </style:style>
    <style:style style:name="P15" style:family="paragraph" style:parent-style-name="Standard" style:list-style-name="L2">
      <style:text-properties officeooo:paragraph-rsid="001f0684"/>
    </style:style>
    <style:style style:name="P16" style:family="paragraph" style:parent-style-name="Standard" style:list-style-name="L2">
      <style:text-properties officeooo:rsid="0023f7e1" officeooo:paragraph-rsid="0023f7e1"/>
    </style:style>
    <style:style style:name="P17" style:family="paragraph" style:parent-style-name="List_20_Paragraph" style:list-style-name="WW8Num2">
      <style:paragraph-properties fo:text-align="justify" style:justify-single-word="false"/>
      <style:text-properties fo:font-size="14pt" officeooo:paragraph-rsid="0023f7e1" fo:background-color="transparent" style:font-size-asian="14pt"/>
    </style:style>
    <style:style style:name="P18" style:family="paragraph" style:parent-style-name="List_20_Paragraph" style:list-style-name="WW8Num2">
      <style:text-properties officeooo:paragraph-rsid="0023f7e1" fo:background-color="transparent"/>
    </style:style>
    <style:style style:name="T1" style:family="text">
      <style:text-properties fo:font-size="16pt" style:font-size-asian="16pt"/>
    </style:style>
    <style:style style:name="T2" style:family="text">
      <style:text-properties fo:font-size="16pt" officeooo:rsid="001cd809" style:font-size-asian="16pt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size="16pt" fo:font-weight="bold" officeooo:rsid="001cd809" style:font-size-asian="16pt" style:font-weight-asian="bold"/>
    </style:style>
    <style:style style:name="T5" style:family="text">
      <style:text-properties fo:font-size="18pt" style:font-size-asian="18pt"/>
    </style:style>
    <style:style style:name="T6" style:family="text">
      <style:text-properties fo:font-size="18pt" officeooo:rsid="001cd809" style:font-size-asian="18pt"/>
    </style:style>
    <style:style style:name="T7" style:family="text">
      <style:text-properties fo:font-size="14pt" style:font-size-asian="14pt"/>
    </style:style>
    <style:style style:name="T8" style:family="text">
      <style:text-properties fo:font-size="14pt" officeooo:rsid="001cd809" style:font-size-asian="14pt"/>
    </style:style>
    <style:style style:name="T9" style:family="text">
      <style:text-properties fo:font-size="14pt" officeooo:rsid="001f0684" style:font-size-asian="14pt"/>
    </style:style>
    <style:style style:name="T10" style:family="text">
      <style:text-properties fo:font-size="14pt" officeooo:rsid="0021f0a7" style:font-size-asian="14pt"/>
    </style:style>
    <style:style style:name="T11" style:family="text">
      <style:text-properties fo:font-size="14pt" officeooo:rsid="0022589b" style:font-size-asian="14pt"/>
    </style:style>
    <style:style style:name="T12" style:family="text">
      <style:text-properties fo:font-size="14pt" officeooo:rsid="00228037" style:font-size-asian="14pt"/>
    </style:style>
    <style:style style:name="T13" style:family="text">
      <style:text-properties fo:font-size="14pt" officeooo:rsid="0023f7e1" style:font-size-asian="14pt"/>
    </style:style>
    <style:style style:name="T14" style:family="text">
      <style:text-properties fo:font-size="14pt" officeooo:rsid="00252a06" style:font-size-asian="14pt"/>
    </style:style>
    <style:style style:name="T15" style:family="text">
      <style:text-properties officeooo:rsid="001cd809"/>
    </style:style>
    <style:style style:name="T16" style:family="text">
      <style:text-properties officeooo:rsid="0021f0a7"/>
    </style:style>
    <style:style style:name="T17" style:family="text">
      <style:text-properties officeooo:rsid="002258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5">Trabajo Profesional </text:p>
      <text:p text:style-name="P1"><text:span text:style-name="T6">NutriDietas</text:span><text:span text:style-name="T5"> - Sistema de Gestión</text:span></text:p>
      <text:p text:style-name="P2"/>
      <text:p text:style-name="Standard"><text:span text:style-name="T3">Tutor: </text:span><text:span text:style-name="T1">Arturo Servetto</text:span></text:p>
      <text:p text:style-name="P9"><text:span text:style-name="T3">Alumno</text:span><text:span text:style-name="T4">s</text:span><text:span text:style-name="T3">:</text:span><text:span text:style-name="T1"> </text:span></text:p>
      <text:list xml:id="list6267801194875426246" text:style-name="L1">
        <text:list-item>
          <text:p text:style-name="P13"><text:span text:style-name="T2">Navarro Patricio</text:span><text:span text:style-name="T1"> – </text:span><text:span text:style-name="T2">90007</text:span></text:p>
        </text:list-item>
        <text:list-item>
          <text:p text:style-name="P14"><text:span text:style-name="T2">M</text:span><text:span text:style-name="T1">atias Agustin Alvarez -</text:span></text:p>
        </text:list-item>
      </text:list>
      <text:p text:style-name="P2"/>
      <text:p text:style-name="P2"/>
      <text:p text:style-name="P3">Reporte de Avance: </text:p>
      <text:p text:style-name="P6">Este documento tiene como finalidad mostrar el avance realizado en el sprint <text:span text:style-name="T17">1</text:span> del trabajo profesional.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Standard"><text:span text:style-name="T7">Se ha finalizado el </text:span><text:span text:style-name="T11">1</text:span><text:span text:style-name="T7"> sprint del proyecto </text:span><text:span text:style-name="T8">NutriDietas</text:span><text:span text:style-name="T7">. El </text:span><text:span text:style-name="T12">2</text:span><text:span text:style-name="T14">7</text:span><text:span text:style-name="T7">/</text:span><text:span text:style-name="T9">12</text:span><text:span text:style-name="T8">/201</text:span><text:span text:style-name="T9">4</text:span><text:span text:style-name="T7"> </text:span><text:span text:style-name="T8">nos juntamos</text:span><text:span text:style-name="T7"> con el cliente para </text:span><text:span text:style-name="T9">atender a sus requerimientos y conocer mas acerca de su problematica</text:span><text:span text:style-name="T7">. A continuación se detalla la minuta de la reunión.</text:span></text:p>
      <text:p text:style-name="P6"/>
      <text:p text:style-name="P4">Minuta reunión con <text:span text:style-name="T15">la Lic. Gabin</text:span></text:p>
      <text:list xml:id="list861532518974580687" text:style-name="L2">
        <text:list-item>
          <text:p text:style-name="P15"><text:span text:style-name="T9">En la reunion se </text:span><text:span text:style-name="T13">presento la propuesta formal al cliente, junto con las capturas de pantalla del prototipo</text:span><text:span text:style-name="T9">. </text:span><text:span text:style-name="T13">El cual fue aceptado por el cliente.</text:span></text:p>
        </text:list-item>
        <text:list-item>
          <text:p text:style-name="P16"><text:span text:style-name="T13">S</text:span><text:span text:style-name="T7">e introdujo al cliente en la tegnologia a ser utilizada.</text:span></text:p>
        </text:list-item>
      </text:list>
      <text:p text:style-name="P11"/>
      <text:p text:style-name="P10">Luego de <text:span text:style-name="T16">la charla</text:span> se comentó los temas a desarrollar en el próximo Sprint:</text:p>
      <text:p text:style-name="P10"/>
      <text:list xml:id="list3858969805188033688" text:style-name="WW8Num2">
        <text:list-item>
          <text:p text:style-name="P17">Desarrollar todo el ambiente de trabajo.</text:p>
        </text:list-item>
        <text:list-item>
          <text:p text:style-name="P18"><text:span text:style-name="T10">Desarrollar la administración de </text:span><text:span text:style-name="T8">pacientes</text:span><text:span text:style-name="T7">. </text:span></text:p>
        </text:list-item>
      </text:list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WW8Num1z0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style:font-size-asian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stin Celentano</meta:initial-creator>
    <meta:creation-date>2014-08-02T14:57:00</meta:creation-date>
    <dc:date>2015-11-17T16:00:35.077573954</dc:date>
    <meta:editing-cycles>9</meta:editing-cycles>
    <meta:editing-duration>P2171DT9H53M51S</meta:editing-duration>
    <meta:generator>LibreOffice/4.2.8.2$Linux_x86 LibreOffice_project/420m0$Build-2</meta:generator>
    <meta:document-statistic meta:table-count="0" meta:image-count="0" meta:object-count="0" meta:page-count="2" meta:paragraph-count="15" meta:word-count="146" meta:character-count="878" meta:non-whitespace-character-count="747"/>
  </office:meta>
</office:document-meta>
</file>